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,657,328,865,710.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,574,199,387,070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,276,786,979,221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,363,481,063,446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,059,241,965,490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,292,473,246,621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,208,295,773,643.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,045,925,608,274.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,524,917,468,442.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,222,644,282,201.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,660,846,387,624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,299,705,764,823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989,930,542,278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764,017,107,992.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591,016,690,742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430,347,770,731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345,470,494,417.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306,602,070,620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259,710,142,196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95,907,128,350.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70,955,486,862.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404,928,954,191.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391,724,890,744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6:12:02.41620394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6:44:30.729426329</dc:date>
    <meta:editing-duration>PT5H35M48S</meta:editing-duration>
    <meta:editing-cycles>139</meta:editing-cycles>
    <meta:generator>LibreOffice/7.2.6.2$Linux_X86_64 LibreOffice_project/20$Build-2</meta:generator>
    <meta:document-statistic meta:table-count="1" meta:cell-count="48" meta:object-count="0"/>
  </office:meta>
</office:document-meta>
</file>